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697ab"/>
    </style:style>
    <style:style style:name="P2" style:family="paragraph" style:parent-style-name="Standard">
      <style:text-properties officeooo:rsid="001697ab" officeooo:paragraph-rsid="001697ab"/>
    </style:style>
    <style:style style:name="P3" style:family="paragraph" style:parent-style-name="Standard">
      <style:text-properties officeooo:rsid="001697ab" officeooo:paragraph-rsid="001d0f24"/>
    </style:style>
    <style:style style:name="P4" style:family="paragraph" style:parent-style-name="Standard">
      <style:text-properties officeooo:rsid="001d0f24" officeooo:paragraph-rsid="001d0f24"/>
    </style:style>
    <style:style style:name="P5" style:family="paragraph" style:parent-style-name="Standard" style:list-style-name="L2">
      <style:text-properties officeooo:rsid="001d0f24" officeooo:paragraph-rsid="001d0f24"/>
    </style:style>
    <style:style style:name="P6" style:family="paragraph" style:parent-style-name="Standard">
      <style:text-properties officeooo:rsid="0019d447" officeooo:paragraph-rsid="0019d447"/>
    </style:style>
    <style:style style:name="P7" style:family="paragraph" style:parent-style-name="Standard" style:list-style-name="L1">
      <style:text-properties officeooo:rsid="0019d447" officeooo:paragraph-rsid="0019d447"/>
    </style:style>
    <style:style style:name="P8" style:family="paragraph" style:parent-style-name="Standard" style:list-style-name="L3">
      <style:text-properties officeooo:rsid="0019d447" officeooo:paragraph-rsid="0019d447"/>
    </style:style>
    <style:style style:name="P9" style:family="paragraph" style:parent-style-name="Standard" style:list-style-name="L1">
      <style:text-properties officeooo:paragraph-rsid="0019d447"/>
    </style:style>
    <style:style style:name="P10" style:family="paragraph" style:parent-style-name="Standard" style:list-style-name="L3">
      <style:text-properties officeooo:rsid="001697ab" officeooo:paragraph-rsid="001697ab"/>
    </style:style>
    <style:style style:name="P11" style:family="paragraph" style:parent-style-name="Standard">
      <style:text-properties officeooo:rsid="001697ab" officeooo:paragraph-rsid="002284aa"/>
    </style:style>
    <style:style style:name="P12" style:family="paragraph" style:parent-style-name="Standard" style:list-style-name="L2">
      <style:text-properties officeooo:rsid="001cd368" officeooo:paragraph-rsid="001cd368"/>
    </style:style>
    <style:style style:name="T1" style:family="text">
      <style:text-properties officeooo:rsid="0019d447"/>
    </style:style>
    <style:style style:name="T2" style:family="text">
      <style:text-properties officeooo:rsid="001ba2ae"/>
    </style:style>
    <style:style style:name="T3" style:family="text">
      <style:text-properties officeooo:rsid="001d0f24"/>
    </style:style>
    <style:style style:name="T4" style:family="text">
      <style:text-properties officeooo:rsid="001e57b3"/>
    </style:style>
    <style:style style:name="T5" style:family="text">
      <style:text-properties officeooo:rsid="002284a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mpt:</text:p>
      <text:p text:style-name="P3">Exposit the major themes in Coleridge’s “Rime of the Ancient Mariner” in respect to the </text:p>
      <text:p text:style-name="P2">ostensible moral of the story. The poem seems to announce a moral clearly towards its end, but </text:p>
      <text:p text:style-name="P2">the manner of the story implies a sub-text – through aspects such as the prologue, the stopping of </text:p>
      <text:p text:style-name="P2">one in three, the absence of any motive for killing the albatross, and so on -- which may or may </text:p>
      <text:p text:style-name="P2">not fall in with it. How overtly is the significance of such things captured by the commentaries </text:p>
      <text:p text:style-name="P2">that Coleridge eventually added to the margins of the text? How much of a role does chance </text:p>
      <text:p text:style-name="P1">play in the story? Why does Life-in-Death gamble with Death for his soul? Is the Mariner lucky </text:p>
      <text:p text:style-name="P2">or unlucky that she won the game? </text:p>
      <text:p text:style-name="P2"/>
      <text:p text:style-name="P4">Intro:</text:p>
      <text:p text:style-name="P3"><text:span text:style-name="T3"><text:tab/></text:span><text:span text:style-name="T4">The ostensible moral announced at the end of <text:s/>Coleridge's “Rime of the Ancient Mariner” often diverges from the themes present in the majority of the poem's sub-text, though only to enhance the moral with contrast. <text:s/></text:span></text:p>
      <text:p text:style-name="P2"/>
      <text:p text:style-name="P2"/>
      <text:p text:style-name="P11"><text:span text:style-name="T5">Though the sub-text of the Mariner's story and its frame often contrast, the moral announced at the end of Coleridge's “Rime of the Ancient Mariner” is supported throughout the poem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Frame</text:p>
      <text:list xml:id="list780343740" text:style-name="L1">
        <text:list-item>
          <text:p text:style-name="P7">Wedding</text:p>
          <text:list>
            <text:list-item>
              <text:p text:style-name="P9"><text:span text:style-name="T1">the wedding</text:span><text:span text:style-name="T3">-</text:span><text:span text:style-name="T1">guest may be young </text:span><text:span text:style-name="T3">(next of kin)</text:span></text:p>
            </text:list-item>
            <text:list-item>
              <text:p text:style-name="P7">weddings are happy tales</text:p>
            </text:list-item>
            <text:list-item>
              <text:p text:style-name="P7">prayer in the holy union [matrimony]</text:p>
              <text:list>
                <text:list-item>
                  <text:p text:style-name="P7">page 22</text:p>
                  <text:list>
                    <text:list-item>
                      <text:p text:style-name="P7">To walk together to the kirk (church)... and all together pray</text:p>
                    </text:list-item>
                  </text:list>
                </text:list-item>
                <text:list-item>
                  <text:p text:style-name="P9"><text:span text:style-name="T1">Part of his first curse of life in death was the inability to pray </text:span><text:span text:style-name="T3">effectively</text:span><text:span text:style-name="T2">(18)</text:span></text:p>
                </text:list-item>
              </text:list>
            </text:list-item>
            <text:list-item>
              <text:p text:style-name="P7">Love is what makes a wedding</text:p>
              <text:list>
                <text:list-item>
                  <text:p text:style-name="P7">Love unto others as they should love unto you.</text:p>
                </text:list-item>
              </text:list>
            </text:list-item>
            <text:list-item>
              <text:p text:style-name="P7">The wedding guest is sadder from following the moral</text:p>
              <text:list>
                <text:list-item>
                  <text:p text:style-name="P7">He feels sympathy for the mariner</text:p>
                  <text:list>
                    <text:list-item>
                      <text:p text:style-name="P9"><text:span text:style-name="T1">So he his </text:span><text:span text:style-name="T2">forlorn</text:span></text:p>
                    </text:list-item>
                  </text:list>
                </text:list-item>
                <text:list-item>
                  <text:p text:style-name="P7"><text:soft-page-break/>But also wiser</text:p>
                  <text:list>
                    <text:list-item>
                      <text:p text:style-name="P7">he follows the mariner's advice</text:p>
                    </text:list-item>
                    <text:list-item>
                      <text:p text:style-name="P7">and knows his tale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>T</text:span>hemes</text:p>
      <text:list xml:id="list1573533189" text:style-name="L2">
        <text:list-item>
          <text:p text:style-name="P12">Chance</text:p>
        </text:list-item>
        <text:list-item>
          <text:p text:style-name="P12">Repentance/Religion</text:p>
        </text:list-item>
        <text:list-item>
          <text:p text:style-name="P12">Frustration/Anguish</text:p>
        </text:list-item>
        <text:list-item>
          <text:p text:style-name="P5">Life in Death</text:p>
        </text:list-item>
      </text:list>
      <text:p text:style-name="P2">Motifs</text:p>
      <text:list xml:id="list135937188" text:style-name="L3">
        <text:list-item>
          <text:p text:style-name="P10">The Albatross</text:p>
        </text:list-item>
        <text:list-item>
          <text:p text:style-name="P8">Life in Death</text:p>
        </text:list-item>
        <text:list-item>
          <text:p text:style-name="P8">Snakes</text:p>
        </text:list-item>
        <text:list-item>
          <text:p text:style-name="P8">Corpses</text:p>
        </text:list-item>
        <text:list-item>
          <text:p text:style-name="P8">Spirits and angels</text:p>
        </text:list-item>
        <text:list-item>
          <text:p text:style-name="P8">The sea, wind, sun and sky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1-06T22:18:34</meta:creation-date>
    <dc:date>2011-11-09T00:07:16</dc:date>
    <dc:creator>Josh Gordonson</dc:creator>
    <meta:editing-duration>PT26H16M46S</meta:editing-duration>
    <meta:editing-cycles>4</meta:editing-cycles>
    <meta:generator>OpenOffice.org/3.2$Linux OpenOffice.org_project/320m19$Build-9505</meta:generator>
    <meta:printed-by>Josh Gordonson</meta:printed-by>
    <meta:print-date>2011-11-07T14:51:30</meta:print-date>
    <meta:document-statistic meta:table-count="0" meta:image-count="0" meta:object-count="0" meta:page-count="2" meta:paragraph-count="40" meta:word-count="341" meta:character-count="1791"/>
  </office:meta>
</office:document-meta>
</file>